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open-sans" svg:font-family="open-sans, sans-serif, Verdana, Arial, Helvetica, Genev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60%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" style:family="paragraph" style:parent-style-name="Heading_20_1">
      <style:text-properties fo:font-variant="normal" fo:text-transform="none" fo:color="#168ccc" style:font-name="open-sans" fo:font-size="34.5pt" fo:letter-spacing="normal" fo:font-style="normal" fo:font-weight="bold"/>
    </style:style>
    <style:style style:name="P6" style:family="paragraph" style:parent-style-name="Heading_20_2">
      <style:paragraph-properties fo:margin-left="0cm" fo:margin-right="0cm" fo:margin-top="0cm" fo:margin-bottom="0cm" loext:contextual-spacing="false" fo:line-height="160%" fo:text-indent="0cm" style:auto-text-indent="false" fo:padding="0cm" fo:border="none"/>
      <style:text-properties fo:color="#80887b" style:font-name="open-sans" fo:font-size="21pt" fo:font-weight="bold"/>
    </style:style>
    <style:style style:name="P7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80887b" style:font-name="open-sans" fo:font-size="21pt" fo:letter-spacing="normal" fo:font-style="normal" fo:font-weight="bold"/>
    </style:style>
    <style:style style:name="T1" style:family="text">
      <style:text-properties fo:color="#444444" style:font-name="open-sans" fo:font-size="12pt" fo:font-weight="normal"/>
    </style:style>
    <style:style style:name="T2" style:family="text">
      <style:text-properties fo:color="#444444" fo:font-weight="normal"/>
    </style:style>
    <style:style style:name="T3" style:family="text">
      <style:text-properties fo:font-variant="normal" fo:text-transform="none" fo:color="#444444" style:font-name="open-sans" fo:letter-spacing="normal" fo:font-style="normal" fo:font-weight="normal"/>
    </style:style>
    <style:style style:name="T4" style:family="text">
      <style:text-properties fo:font-variant="normal" fo:text-transform="none" fo:color="#444444" style:font-name="open-sans" fo:font-size="12pt" fo:letter-spacing="normal" fo:font-style="normal" fo:font-weight="normal"/>
    </style:style>
    <style:style style:name="T5" style:family="text">
      <style:text-properties fo:font-variant="normal" fo:text-transform="none" fo:color="#444444" style:font-name="inheri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508ab5" style:text-line-through-style="none" style:text-line-through-type="none" style:font-name="open-sans" fo:font-size="12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color="#508ab5" style:text-line-through-style="none" style:text-line-through-type="none" style:font-name="open-sans" fo:font-size="12pt" style:text-underline-style="none" fo:font-weight="normal" style:text-blinking="false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he Open Source Workflow Engine for Human-Centric BPM.</text:h>
      <text:p text:style-name="P2"><text:span text:style-name="T3"/></text:p>
      <text:p text:style-name="P2"><text:span text:style-name="T3">Human-centric business process management means supporting human skills, activities and collaboration in a task-oriented manner. With </text:span><text:span text:style-name="Strong_20_Emphasis"><text:span text:style-name="T5">Imixs-Workflow </text:span></text:span><text:span text:style-name="T3">you protect and securely distribute business data within an event-driven BPM architecture based on the </text:span><text:span text:style-name="Strong_20_Emphasis"><text:span text:style-name="T5">BPMN 2.0 </text:span></text:span><text:span text:style-name="T3">standard.</text:span></text:p>
      <text:p text:style-name="P2"><text:span text:style-name="T3"/></text:p>
      <text:h text:style-name="P7" text:outline-level="2"><text:span text:style-name="T2">Open Standards</text:span></text:h>
      <text:p text:style-name="P4"><text:span text:style-name="T4">Imixs-Workflow is based on an open, scalable, transactional and robust architecture. Imixs-Workflow supports open standards and runs on any modern Application Server. </text:span><text:a xlink:type="simple" xlink:href="http://www.imixs.org/sub_jee.html" text:style-name="Internet_20_link" text:visited-style-name="Visited_20_Internet_20_Link"><text:span text:style-name="T6">Read more...</text:span></text:a></text:p>
      <text:p text:style-name="P2"><text:span text:style-name="T3"/></text:p>
      <text:h text:style-name="P7" text:outline-level="2"><text:span text:style-name="T2">Event-Driven BPMN 2.0</text:span></text:h>
      <text:p text:style-name="P4"><text:span text:style-name="T4">Imixs-Workflow supports the BPMN 2.0 standard. With the event-driven modeling concept, human-centric workflows can be easily designed and business logic can be changed at run-time. </text:span><text:a xlink:type="simple" xlink:href="http://www.imixs.org/sub_modeler.html" text:style-name="Internet_20_link" text:visited-style-name="Visited_20_Internet_20_Link"><text:span text:style-name="T6">Read more...</text:span></text:a></text:p>
      <text:p text:style-name="P2"><text:span text:style-name="T3"/></text:p>
      <text:h text:style-name="P7" text:outline-level="2"><text:span text:style-name="T2">Secure Business Data</text:span></text:h>
      <text:p text:style-name="P4"><text:span text:style-name="T4">The Imixs-Workflow engine supports a powerful multi-level security concept with a fine-grained access control for any kind of business data. Security is defined in BPMN and need no longer be hard coded. </text:span><text:a xlink:type="simple" xlink:href="http://www.imixs.org/sub_security.html" text:style-name="Internet_20_link" text:visited-style-name="Visited_20_Internet_20_Link"><text:span text:style-name="T6">Read more...</text:span></text:a></text:p>
      <text:p text:style-name="P2"><text:span text:style-name="T3"/></text:p>
      <text:p text:style-name="P2"><text:span text:style-name="T3"/></text:p>
      <text:h text:style-name="P7" text:outline-level="2"><text:span text:style-name="T2">Microservices &amp; Docker</text:span></text:h>
      <text:p text:style-name="P4"><text:span text:style-name="T4">Imixs-Workflow provides a modern and flexible Rest Service API to be used in any application architecture. Imixs-Workflow can also run as a Microservice in a Docker Container. </text:span><text:a xlink:type="simple" xlink:href="http://www.imixs.org/sub_jsf.html" text:style-name="Internet_20_link" text:visited-style-name="Visited_20_Internet_20_Link"><text:span text:style-name="T6">Read more...</text:span></text:a></text:p>
      <text:p text:style-name="P2"><text:span text:style-name="T3"/></text:p>
      <text:p text:style-name="P2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open-sans" svg:font-family="open-sans, sans-serif, Verdana, Arial, Helvetica, Genev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 Soika</meta:initial-creator>
    <meta:creation-date>2017-11-04T13:19:48.447141582</meta:creation-date>
    <dc:date>2017-11-04T13:21:34.047984960</dc:date>
    <dc:creator>Ralph Soika</dc:creator>
    <meta:editing-duration>PT1M46S</meta:editing-duration>
    <meta:editing-cycles>1</meta:editing-cycles>
    <meta:document-statistic meta:table-count="0" meta:image-count="0" meta:object-count="0" meta:page-count="1" meta:paragraph-count="10" meta:word-count="168" meta:character-count="1176" meta:non-whitespace-character-count="1018"/>
    <meta:generator>LibreOffice/5.2.7.2$Linux_X86_64 LibreOffice_project/20m0$Build-2</meta:generator>
  </office:meta>
</office:document-meta>
</file>